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Ashleigh White</text:span></text:p>
      <text:p text:style-name="P1"><text:span text:style-name="T1">Unit 4: Child health</text:span></text:p>
      <text:p text:style-name="P1"><text:span text:style-name="T1">1.3 Identify exclusions periods for common childhood illnesses </text:span></text:p>
      <text:p text:style-name="P1"><text:span text:style-name="T1">Exclusions periods are the times that children need to stay off so that the other children in the setting don't get what they have. For chicken pox the exclusion period is 5 days and thats when the practitoner notices that there is a rash on the child. </text:span></text:p>
      <text:p text:style-name="P1"><text:span text:style-name="T1">If a child has been vomiting then they will have the exclusion period of 48 hours since the last time that they have vomited, this is to make sure that they are clear from whatever has made them sick. For meningitus there is no set time for an exclusion period, they need to make sure that they are recovered before the parents/carers are sending them back into the setting. For the common cold there is no exclusion period as there is no need for the child to have the time off if they are feeling well enough to be going to nursery, it is also important to make sure that if a child has the measles then they need to have a 4 day period from the rash that they see on the child. </text:span></text:p>
      <text:p text:style-name="P1"><text:span text:style-name="T1">The mumps have a exclusion period of 5 days from the start of the illness as to make sure that they don't spread it to the other children. Impetigo is highly contagious and again they need to make sure that the child has healed before the parent/carers send them back to the setting, the best way to tell if a child is ready to go back to the setting is if their spots on the face has turned crusty or 48 hours after the anti biotics have been given. Hand, foot and mouth has no exclusion periods as there is no need for the child to be off however there are many parents/carers that would want to keep their child off just in case and this is perfectly fine. </text:span></text:p>
      <text:p text:style-name="P1"><text:span text:style-name="T1">Diarrhoea is the same as vomiting as they have the same symptoms and the same exclusion periods (48 hours after the last episode). Whooping cough has two different exclusion times and that comes down to the fact on if the child has has any anti biotics or not, if they havent then they need to have 21 days away from the setting, and if they have then it's only 5 days. </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